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.261cm" fo:min-width="5.114cm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0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0.5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3" draw:layer="layout" svg:width="6.619cm" svg:height="3.405cm" svg:x="7.15cm" svg:y="18.65cm">
          <draw:text-box>
            <text:p><text:span text:style-name="T1">LOG</text:span></text:p>
          </draw:text-box>
        </draw:frame>
        <draw:g draw:style-name="gr5">
          <draw:custom-shape draw:style-name="gr6" draw:text-style-name="P4" draw:layer="layout" svg:width="5.614cm" svg:height="0.511cm" draw:transform="rotate (0.785398163397448) translate (10.669cm 17.52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11cm" svg:height="0.511cm" draw:transform="rotate (2.35619449019235) translate (10.669cm 18.25cm)">
            <text:p/>
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7T15:56:51.483000000</dc:date>
    <meta:editing-duration>PT4H21M53S</meta:editing-duration>
    <meta:editing-cycles>9</meta:editing-cycles>
    <meta:generator>LibreOffice/24.2.4.2$Windows_X86_64 LibreOffice_project/51a6219feb6075d9a4c46691dcfe0cd9c4fff3c2</meta:generator>
    <meta:document-statistic meta:object-count="19"/>
  </office:meta>
</office:document-meta>
</file>